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0.762cm"/>
    </style:style>
    <style:style style:name="co11" style:family="table-column">
      <style:table-column-properties fo:break-before="auto" style:column-width="1.02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6.694cm"/>
    </style:style>
    <style:style style:name="co10" style:family="table-column">
      <style:table-column-properties fo:break-before="auto" style:column-width="0.871cm"/>
    </style:style>
    <style:style style:name="co12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UserSto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2. Sprint</text:p>
          </table:table-cell>
          <table:table-cell office:value-type="string" calcext:value-type="string">
            <text:p>User-Sto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kann ich mir einen Nicknamen geben, sodass ich identifiziert werd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Popup für die Eingabe des Nickname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Nickname local abspeichern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ls Spieler habe ich ein Kartendeck bestehend aus je vier Assen, Zehnern, Königen, Damen und Buben in den Farben Karo, Herz, Pik und Kreuz, sodass ich damit schnaps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Kart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Karten in die App einbinden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kann ich den Spielmodus 2er-Schnapsen nur mit genau einem anderen Spieler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Computerlogik auskom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Zweispielerlogik implementieren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Als Spieler muss ich mich, sobald keine Karte mehr am Stapel liegt, dem Stich- und Farbzwang beug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Erkennen, dass keine Karte mehr am Stapel lieg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ich- und Farbzwang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tich- und Farbzwang beim ausspielen durchsetzen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Als Spieler kann ich in meinem Zug "zudrehen", wodurch Stich- und Farbzwang herrscht und keine Karte mehr gezogen werden kan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Zudreh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Zudrehen ermöglichen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Als Spieler kann ich in meinem Zug einen "20er" ansagen, falls ich einen König und eine Dame der selben 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20er Ansag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20er Ansagen ermöglichen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Als Spieler kann ich in meinem Zug einen "40er" ansagen, falls ich den König und die Dame der Trump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40er Ansag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40er Ansagen ermöglichen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Als Spieler bekomme ich die Punkte von "20er" und "40er" nur, falls ich mindestens einen Stich in der entsprechenden Runde mach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20er bzw. 40er angesagt werden dar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20er bzw. 40er ansagen nur zulassen, falls die jeweiligen Bedingungen erfüllt sind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ls Spieler werde ich vom Spiel von einem Startmenü begrüßt, sodass ich auf die Funktionen der App zugreif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tartmenü (grob)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frufen des Popups zur Änderung des Nickname ermöglichen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feld 2er-Schnapsen, Icons in die App einbinden, 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ls Spieler kann ich über das Startmenü in die Lobby gelangen, sodass ich in der Lobby ein Spiel erstellen oder einem Spiel beitret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utton für den wechsel in die Lobby erstelle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, Lobby (grob)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er in Reichweite erkennen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genug Spieler dem Spiel beigetreten s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einen Button zum Starten eines Spiels erstellen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ls Spieler kann ich einem Spiel beitreten, sodass ich einen Schnapser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Noch nicht laufende Spiele von Spielern in Reichweite erkenn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beitritt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noch nicht laufende Spiele von Spielern in Reichweite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 der Lobby einen Button zum Spielbeitritt erstellen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ls Spieler kann ich die App über das Startmenü beenden, sodass ich mein Gerät auch für andere Dinge verwend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enden der App über einen Button im Startmenü ermöglichen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ls Spieler muss ich mich mit meinen Mitspielern in einem Raum befinden, sodass das Gefühl eines echten Kartenspiels möglichst erhalten bleib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Bluetooth-Verbindung (grob) erstellen</text:p>
          </table:table-cell>
        </table:table-row>
      </table:table>
      <table:table table:name="US 29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kann ich mir einen Nicknamen geben, sodass ich identifiziert werd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Popup für die Eingabe des Nickname er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Nickname local abspeich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identifiziert werden?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Nickname vor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identifiziert werden?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Welche Inhalte von Nickname und nach welchen Regeln soll überprüft werden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identifizier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identifizieren durchgeführt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Spieler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Ein String mit einer bestimmten Anzahl an Zeichen 8-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seinen Nicknamen mit einem klick auf den Button ändern möchte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Der Nickname soll aus einem String bestehen und durch „speichern“ soll er local am Handy angelegt werd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achdem im Popup ein Name eingegeben und gespeichert wur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Durch den klick auf den Button Nickname änd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Der Name kann Zahlen, Buchstaben und Sonderzeichen enhalt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office:value-type="string" calcext:value-type="string">
            <text:p>A_2</text:p>
          </table:table-cell>
          <table:table-cell office:value-type="string" calcext:value-type="string">
            <text:p>Der Nickname darf nicht länger als (8,10) Zeichen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Nickname geänder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Name änder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Im Popup wird der Nickname eingegeb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Mit dem klick auf speichern werden die Daten lokal abgelegt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ls Nickname wird der eingegebene Name angezeigt und ein File mit den Daten wird am Handy lokal angele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>
            <text:p>Test am 28.4.20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est war erfolgreich</text:p>
          </table:table-cell>
          <table:table-cell table:number-columns-repeated="6"/>
          <table:table-cell table:style-name="ce2" office:value-type="string" calcext:value-type="string">
            <text:p>Schritte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.</text:p>
          </table:table-cell>
          <table:table-cell office:value-type="string" calcext:value-type="string">
            <text:p>klick auf Name ändern</text:p>
          </table:table-cell>
          <table:table-cell/>
        </table:table-row>
        <table:table-row table:style-name="ro1">
          <table:table-cell table:style-name="ce2" office:value-type="string" calcext:value-type="string">
            <text:p>Bemerkung</text:p>
          </table:table-cell>
          <table:table-cell table:number-columns-repeated="8"/>
          <table:table-cell office:value-type="string" calcext:value-type="string">
            <text:p>2.</text:p>
          </table:table-cell>
          <table:table-cell office:value-type="string" calcext:value-type="string">
            <text:p>der Name „Nickname“ wird mit der Tastatur gelöscht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Es gibt keine Einschränkung der Länge des Nicks bzw. der Zeichen</text:p>
          </table:table-cell>
          <table:table-cell table:number-columns-repeated="7"/>
          <table:table-cell office:value-type="string" calcext:value-type="string">
            <text:p>3.</text:p>
          </table:table-cell>
          <table:table-cell office:value-type="string" calcext:value-type="string">
            <text:p>Neuer Name „TestName“ wird eingetrag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r Knopf „entf“ funktioniert nicht</text:p>
          </table:table-cell>
          <table:table-cell table:number-columns-repeated="7"/>
          <table:table-cell office:value-type="string" calcext:value-type="string">
            <text:p>4.</text:p>
          </table:table-cell>
          <table:table-cell office:value-type="string" calcext:value-type="string">
            <text:p>Mit den Button OK besätigt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5.</text:p>
          </table:table-cell>
          <table:table-cell office:value-type="string" calcext:value-type="string">
            <text:p>klick auf Name ändern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6.</text:p>
          </table:table-cell>
          <table:table-cell office:value-type="string" calcext:value-type="string">
            <text:p>Der neue Name „TestName“ ist zusehen</text:p>
          </table:table-cell>
          <table:table-cell/>
        </table:table-row>
      </table:table>
      <table:table table:name="US 4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ls Spieler habe ich ein Kartendeck bestehend aus je vier Assen, Zehnern, Königen, Damen und Buben in den Farben Karo, Herz, Pik und Kreuz, sodass ich damit schnaps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sign:</text:p>
          </table:table-cell>
          <table:table-cell office:value-type="string" calcext:value-type="string">
            <text:p>K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Karten in die App einb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Karten/Kartendeck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Kart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vier Assen, Zehnern, Königen, Damen und Buben in den Farben Karo, Herz, Pik und Kreu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20 Karten (As 11, Zehn 10, König 4, Dame 3, Bube 2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20 Karten im Kartendeck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Karten haben unterschiedliche Wertigkeit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s Kartendecks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</table:table>
      <table:table table:name="US39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kann ich den Spielmodus 2er-Schnapsen nur mit genau einem anderen Spieler spielen, sodass ich regelgemäß spiel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Computerlogik auskom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Zweispielerlogik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piel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pie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2er-Schnapsen spiel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nicht 2er-Schnapsen spiel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verhindern, dass 2er-Schnapsen nicht gespielt werden kan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2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sich 2 Spieler in der Lobby befinden und das Spiel gestartet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sich die beiden Spieler am Tisch befinden und die Karten ausgeteil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muss entweder ein Spieler beitreten, oder ein 3. bzw. 4 Spieler die Lobby verlass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Zu viele/zu wenig Spieler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genau 2 Spieler in der Lobby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Bluetooth-Verbindung muss vorhanden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2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weiterer Spieler in Reichweite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 Spieler müssen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Spielersteller startet das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ist am Zug, es kann regelmäßig gespielt werden</text:p>
          </table:table-cell>
          <table:table-cell table:number-columns-repeated="8"/>
        </table:table-row>
      </table:table>
      <table:table table:name="US 11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ls Spieler muss ich mich, sobald keine Karte mehr am Stapel liegt, dem Stich- und Farbzwang beug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Erkennen, dass keine Karte mehr am Stapel lieg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ich- und Farbzwang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tich- und Farbzwang beim ausspielen durchsetz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ich dem Stich-/Farbzwang beu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tich-/Farbzwang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, sobald keine Karte mehr am Stapel lieg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sich keine Karten mehr am Stapel ie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darf sich keine Karte mehr am Stapel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dürfe nicht gegen den Stich-/Farbzwang verstoß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Gewinner Spielt Herz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Zweiter Spieler versucht Kreuz zuzugeben, obwohl er Herz in der Hand hä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Karte kann nicht ausgewählt und auch nicht ausgespielt werde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_2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Gewinner Spielt Herz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Zweiter Spieler versucht einen HerzBube zuzugeben, obwohl er eine HerzAss besitz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Karte kann nicht ausgewählt und auch nicht ausgespielt wer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erzAss kann gespielt werden</text:p>
          </table:table-cell>
          <table:table-cell table:number-columns-repeated="8"/>
        </table:table-row>
      </table:table>
      <table:table table:name="US 11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ls Spieler kann ich in meinem Zug "zudrehen", wodurch Stich- und Farbzwang herrscht und keine Karte mehr gezogen werden kan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Zudrehen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Zudrehen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zudreh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zudreh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zudreh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kann zudreh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kann geprüft werden, ob zudrehen stattgefunden hat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Ein Spieler der am Zug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Ein Spieler soll zudrehen, wenn er denkt, dass er 66 Punkte schaff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man auf den Button „Zudrehen“ klickt und der sich auf „Zugedreht“ änder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 pro Run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er Button ändert sich auf „Zugedreht“ und es werden keine neuen Karten vom Kartendeck mehr aufgenomm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können jederzeit, wenn sie am Zug sind zudre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zudrehen“ möglich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„drehtzu“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herrscht Stich-/Farbzwang und es werden keine neuen Karten nach einem Stich vom Stapel ausgeteilt</text:p>
          </table:table-cell>
          <table:table-cell table:number-columns-repeated="8"/>
        </table:table-row>
      </table:table>
      <table:table table:name="US 11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s Spieler kann ich in meinem Zug einen "20er" ansagen, falls ich einen König und eine Dame der selben Farbe in der Hand hab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20er Ansagen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20er Ansagen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„20er“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„20er“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„20er“ ansa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der Spieler am Zug ist und sich ein König und eine Dame der selben Farbe in der Hand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am Zug ist und sich ein König und eine Dame der selben Farbe in der Hand befindet und man min. einen Stich mach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 pro Run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ein König und eine Dame der selben Farbe in der Hand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2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er“ angesagt hat, zusätzlich 20 Punkte dazu, wenn er min. einen Stich gemacht hat</text:p>
          </table:table-cell>
          <table:table-cell table:number-columns-repeated="8"/>
        </table:table-row>
      </table:table>
      <table:table table:name="US 11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ls Spieler kann ich in meinem Zug einen "40er" ansagen, falls ich den König und die Dame der Trumpffarbe in der Hand hab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40er Ansagen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40er Ansagen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„40er“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„40er“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„40er“ ansa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der Spieler am Zug ist und sich ein König und eine Dame der Trumpffarbe in der Hand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am Zug ist und sich ein König und eine Dame der Trumpffarbe in der Hand befindet und man min. einen Stich mach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 pro Run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ein König und eine Dame der selben Farbe in der Hand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4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40er“ angesagt hat, zusätzlich 20 Punkte dazu, wenn er min. einen Stich gemacht hat</text:p>
          </table:table-cell>
          <table:table-cell table:number-columns-repeated="8"/>
        </table:table-row>
      </table:table>
      <table:table table:name="US 11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s Spieler bekomme ich die Punkte von "20er" und "40er" nur, falls ich mindestens einen Stich in der entsprechenden Runde mach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20er bzw. 40er angesagt werden darf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20er bzw. 40er ansagen nur zulassen, falls die jeweiligen Bedingungen erfüllt sind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„20/40er“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„20/40er“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„20/40er“ ansa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der Spieler am Zug ist und sich ein König und eine Dame der Trumpffarbe in der Hand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am Zug ist und sich ein König und eine Dame der Trumpffarbe in der Hand befindet und man min. einen Stich mach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 pro Run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ein König und eine Dame der selben Farbe in der Hand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der „20/40er“ sagt muss einen Stich mach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/40er“ ansagen funktioniert und ob mindestens ein Stich gemach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/40er“ angesagt hat, zusätzlich 20/40 Punkte dazu, wenn er min. einen Stich gemacht hat</text:p>
          </table:table-cell>
          <table:table-cell table:number-columns-repeated="8"/>
        </table:table-row>
      </table:table>
      <table:table table:name="US 4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ls Spieler werde ich vom Spiel von einem Startmenü begrüßt, sodass ich auf die Funktionen der App zugreif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tartmenü (grob) er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ufrufen des Popups zur Änderung des Nickname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artmenü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„Neues Spiel starten“, „Spiel beitreten“, Spielregeln“, „Name ändern“, „Statistik“, „Optionen“, „Beenden“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Die App muss aufgerufen wer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man Funktionen im Startmenü zur Auswahl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m Bildschrim wird eine Auswahl angezeig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„Neues Spiel starten“, „Spiel beitreten“, Spielregeln“, „Name ändern“, „Statistik“, „Optionen“, „Beenden“</text:p>
          </table:table-cell>
          <table:table-cell table:number-columns-repeated="8"/>
        </table:table-row>
      </table:table>
      <table:table table:name="US 4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feld 2er-Schnapsen, Icons in die App einbinden, 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feld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das Spielfeld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das Spielfeld aus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Handkarten, Kartendeck, ausgespielte Karten, teilnehmende Spieler, Schummelauge, Punktesta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ie Inhalte des Spielfeldes müssen angezeig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Prototyp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s müssen sich genügend Spieler in der Lobby befin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8"/>
        </table:table-row>
      </table:table>
      <table:table table:name="US 4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s Spieler kann ich über das Startmenü in die Lobby gelangen, sodass ich in der Lobby ein Spiel erstellen oder einem Spiel beitret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Button für den wechsel in die Lobby erstell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der Lobby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, Modus, Gruppe, Spieler in der Nähe,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ttons:</text:p>
          </table:table-cell>
          <table:table-cell office:value-type="string" calcext:value-type="string">
            <text:p>Einladen, Neues Spiel, Spiel beitreten, Team wählen, Bluetooth (Ein/Aus), Abbrech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Im Startmenü muss Lobby ausgewählt wer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Lobby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Startmenü wird auf Lobby gekli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Lobby wird geöffn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Lobby mit ihren Inhalt wird angezeigt</text:p>
          </table:table-cell>
          <table:table-cell table:number-columns-repeated="8"/>
        </table:table-row>
      </table:table>
      <table:table table:name="US 4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, Lobby (grob) er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er in Reichweite erkenn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der Lobby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, Modus, Gruppe, Spieler in der Nähe,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ttons:</text:p>
          </table:table-cell>
          <table:table-cell office:value-type="string" calcext:value-type="string">
            <text:p>Einladen, Neues Spiel, Spiel beitreten, Team wählen, Bluetooth (Ein/Aus), Abbrech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 muss erstell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n der Nähe werden angezeig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er von den Spielern in der Nähe wird ausgew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 wird eingela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eingeladene Spieler befindet sich im selben Modus und im selben Spiel (Anzahl 2)</text:p>
          </table:table-cell>
          <table:table-cell table:number-columns-repeated="8"/>
        </table:table-row>
      </table:table>
      <table:table table:name="US 6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genug Spieler dem Spiel beigetreten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einen Button zum Starten eines Spiels erstell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das Spiel starten?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Welche Inhalte kommen im Warteraum vor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das Spiel start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Spiel starten genau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oft soll Spiel starten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kann geprüft werden, ob Spiel starten druchgeführt wurde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Spiel start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Spielersteller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Spieler, Modus, Grup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Sobald der Warteraum voll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Mit einem klick auf Spiel st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Nachdem das Spiel gestartet wurde,wird das Spielfeld angezeig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Zu wenig Spieler befinden sich im Warteraum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uss Bluetooth verfügbar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 gestart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piel erstellt hab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in der Nähe wird ausgew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wird eingela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2er-Schnapsen 2 Spieler befinden sich im Warterau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sta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startet mit 2 Spieler </text:p>
          </table:table-cell>
          <table:table-cell table:number-columns-repeated="8"/>
        </table:table-row>
      </table:table>
      <table:table table:name="US 6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ls Spieler kann ich einem Spiel beitreten, sodass ich einen Schnapser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Noch nicht laufende Spiele von Spielern in Reichweite erke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ielbeitritt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noch nicht laufende Spiele von Spielern in Reichweite anzeig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 der Lobby einen Button zum Spielbeitritt erstell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dem Spiel beitret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piel beitret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Spiel beitret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Spiel beitreten genau dru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nicht dem Spiel beitret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Spiel beitret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 die einem offenen Spiel beitreten, oder die in ein geschlossenes Spiel eingeladen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ein offenes Spiel erstellt ist, oder wenn man zu einem geschlossenen Spiel eingeladen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man sich im selben Warteraum wie der Spielersteller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Akzeptieren einer Einladung, oder durch beitre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Man muss selbst ein neues Spiel mit dem gewünschten Modi erstell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rteraum ist bereits vol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 muss erstell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em Spiel beigetreten werd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iel muss erstellt se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rchzuführende 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Menü Lobby auswäh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 auswählen, bei dem noch ein freie Plätze vorhanden sin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beitritt Button anklick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warte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pieler befindet sich im gleichen Warteraum wie der Spielersteller</text:p>
          </table:table-cell>
          <table:table-cell table:number-columns-repeated="8"/>
        </table:table-row>
      </table:table>
      <table:table table:name="US 6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ls Spieler kann ich die App über das Startmenü beenden, sodass ich mein Gerät auch für andere Dinge verwend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Beenden der App über einen Button im Startmenü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die App bee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ist App beenden komplett abgeschlossen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ie App geschlossen ist, und das Gerät wieder für andere Dinge verwendet werden kan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Die App muss gestarte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pp beend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Am Startbildschirm den Button „Beenden“ drü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ist geschlossen</text:p>
          </table:table-cell>
          <table:table-cell table:number-columns-repeated="8"/>
        </table:table-row>
      </table:table>
      <table:table table:name="US 5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ls Spieler muss ich mich mit meinen Mitspielern in einem Raum befinden, sodass das Gefühl eines echten Kartenspiels möglichst erhalten bleibt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Bluetooth-Verbindung (grob) erstell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ie ist Raum definiert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 die miteinander Schnapsen möchten, müssen sich im selben Raum (also in Bluetooth-Reichweite)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Bluetooth-Verbindung muss aktivier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in Reichweite angezei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App ist gestartet und Spieler befinden sich in der Lobb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m Fenster „Spieler in der Nähe“ sollten, alle Spieler die sich im selben Raum befinden angezeigt werden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.00.0000</text:date>, <text:time style:data-style-name="N2" text:time-value="15:30:20.404091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4-28T15:32:03.157461864</dc:date>
    <meta:editing-duration>PT8H6M38S</meta:editing-duration>
    <meta:editing-cycles>54</meta:editing-cycles>
    <meta:generator>LibreOffice/4.2.7.2$Linux_X86_64 LibreOffice_project/420m0$Build-2</meta:generator>
    <meta:document-statistic meta:table-count="17" meta:cell-count="739" meta:object-count="0"/>
  </office:meta>
</office:document-meta>
</file>